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9.352cm"/>
    </style:style>
    <style:style style:name="Table1.B" style:family="table-column">
      <style:table-column-properties style:column-width="2.42cm"/>
    </style:style>
    <style:style style:name="Table1.C" style:family="table-column">
      <style:table-column-properties style:column-width="2.524cm"/>
    </style:style>
    <style:style style:name="Table1.D" style:family="table-column">
      <style:table-column-properties style:column-width="2.708cm"/>
    </style:style>
    <style:style style:name="Table1.B2" style:family="table-cell">
      <style:table-cell-properties style:vertical-align="bottom"/>
    </style:style>
    <style:style style:name="Table2" style:family="table">
      <style:table-properties style:width="17.004cm" fo:margin-left="0cm" fo:margin-right="-0.004cm" table:align="margins"/>
    </style:style>
    <style:style style:name="Table2.A" style:family="table-column">
      <style:table-column-properties style:column-width="13.64cm" style:rel-column-width="52570*"/>
    </style:style>
    <style:style style:name="Table2.B" style:family="table-column">
      <style:table-column-properties style:column-width="3.364cm" style:rel-column-width="12965*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3566904" text:id="ct113566904">
          <text:insertion>
            <office:change-info>
              <dc:creator>Luc Saffre</dc:creator>
              <dc:date>2012-09-22T01:33:00</dc:date>
            </office:change-info>
          </text:insertion>
        </text:changed-region>
        <text:changed-region xml:id="ct116228488" text:id="ct116228488">
          <text:insertion>
            <office:change-info>
              <dc:creator>Luc Saffre</dc:creator>
              <dc:date>2012-09-22T01:32:00</dc:date>
            </office:change-info>
          </text:insertion>
        </text:changed-region>
        <text:changed-region xml:id="ct115001864" text:id="ct115001864">
          <text:insertion>
            <office:change-info>
              <dc:creator>Luc Saffre</dc:creator>
              <dc:date>2012-08-16T13:02:00</dc:date>
            </office:change-info>
          </text:insertion>
        </text:changed-region>
        <text:changed-region xml:id="ct114882648" text:id="ct114882648">
          <text:insertion>
            <office:change-info>
              <dc:creator>Luc Saffre</dc:creator>
              <dc:date>2012-08-16T16:29:00</dc:date>
            </office:change-info>
          </text:insertion>
        </text:changed-region>
        <text:changed-region xml:id="ct115265344" text:id="ct115265344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15095800" text:id="ct115095800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15100000" text:id="ct115100000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15100216" text:id="ct115100216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15294944" text:id="ct115294944">
          <text:insertion>
            <office:change-info>
              <dc:creator>Luc Saffre</dc:creator>
              <dc:date>2012-09-03T14:53:00</dc:date>
            </office:change-info>
          </text:insertion>
        </text:changed-region>
        <text:changed-region xml:id="ct115305136" text:id="ct115305136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5339056" text:id="ct115339056">
          <text:insertion>
            <office:change-info>
              <dc:creator>Luc Saffre</dc:creator>
              <dc:date>2012-09-03T15:52:00</dc:date>
            </office:change-info>
          </text:insertion>
        </text:changed-region>
        <text:changed-region xml:id="ct115339160" text:id="ct115339160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5099072" text:id="ct115099072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5099176" text:id="ct115099176">
          <text:insertion>
            <office:change-info>
              <dc:creator>Luc Saffre</dc:creator>
              <dc:date>2012-09-03T15:00:00</dc:date>
            </office:change-info>
          </text:insertion>
        </text:changed-region>
        <text:changed-region xml:id="ct115302552" text:id="ct115302552">
          <text:insertion>
            <office:change-info>
              <dc:creator>Luc Saffre</dc:creator>
              <dc:date>2012-09-03T15:01:00</dc:date>
            </office:change-info>
          </text:insertion>
        </text:changed-region>
        <text:changed-region xml:id="ct115302656" text:id="ct115302656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5339272" text:id="ct115339272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5339376" text:id="ct115339376">
          <text:insertion>
            <office:change-info>
              <dc:creator>Luc Saffre</dc:creator>
              <dc:date>2012-08-16T13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change-start text:change-id="ct113566904"/>_("Recipient")<text:change-end text:change-id="ct113566904"/>:</text:p>
      <text:p text:style-name="Standard"><text:change-start text:change-id="ct116228488"/>self.partner.address('\n')<text:change-end text:change-id="ct116228488"/></text:p>
      <text:p text:style-name="Standard"/>
      <text:h text:style-name="Heading_20_1" text:outline-level="1"><text:change-start text:change-id="ct115001864"/>self<text:change-end text:change-id="ct115001864"/></text:h>
      <text:p text:style-name="Standard">Date: <text:change-start text:change-id="ct114882648"/>dtos(self.date)<text:change-end text:change-id="ct11488264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office:value-type="string">
            <text:p text:style-name="P1">Description</text:p>
          </table:table-cell>
          <table:table-cell office:value-type="string">
            <text:p text:style-name="P1">unit price</text:p>
          </table:table-cell>
          <table:table-cell office:value-type="string">
            <text:p text:style-name="P1">quantity</text:p>
          </table:table-cell>
          <table:table-cell office:value-type="string">
            <text:p text:style-name="P1">total</text:p>
          </table:table-cell>
        </table:table-row>
        <table:table-row>
          <table:table-cell office:value-type="string">
            <text:p text:style-name="Standard"><text:change-start text:change-id="ct115265344"/>row.title<text:change-end text:change-id="ct115265344"/><text:line-break/><text:change-start text:change-id="ct115095800"/>row.description<text:change-end text:change-id="ct115095800"/></text:p>
          </table:table-cell>
          <table:table-cell table:style-name="Table1.B2" office:value-type="string">
            <text:p text:style-name="P2"><office:annotation><dc:creator>Luc Saffre</dc:creator><dc:date>2012-08-16T13:06:49.54</dc:date><text:p text:style-name="P4"><text:span text:style-name="T1">do row for row in self.items.all()</text:span></text:p></office:annotation><text:change-start text:change-id="ct115100000"/>row.unit_price<text:change-end text:change-id="ct115100000"/></text:p>
          </table:table-cell>
          <table:table-cell table:style-name="Table1.B2" office:value-type="string">
            <text:p text:style-name="P2"><text:change-start text:change-id="ct115100216"/>row.qty<text:change-end text:change-id="ct115100216"/></text:p>
          </table:table-cell>
          <table:table-cell table:style-name="Table1.B2" office:value-type="string">
            <text:p text:style-name="P2"><text:change-start text:change-id="ct115294944"/>row.total_excl<text:change-end text:change-id="ct115294944"/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3"><text:change-start text:change-id="ct115305136"/>_("Total excl. VAT")<text:change-end text:change-id="ct115305136"/></text:p>
          </table:table-cell>
          <table:table-cell office:value-type="string">
            <text:p text:style-name="P3"><text:change-start text:change-id="ct115339056"/>self.total_excl<text:change-end text:change-id="ct115339056"/></text:p>
          </table:table-cell>
        </table:table-row>
        <table:table-row>
          <table:table-cell office:value-type="string">
            <text:p text:style-name="P3"><text:change-start text:change-id="ct115339160"/>_("VAT")<text:change-end text:change-id="ct115339160"/></text:p>
          </table:table-cell>
          <table:table-cell office:value-type="string">
            <text:p text:style-name="P3"><text:change-start text:change-id="ct115099072"/>self.total_vat<text:change-end text:change-id="ct115099072"/></text:p>
          </table:table-cell>
        </table:table-row>
        <table:table-row>
          <table:table-cell office:value-type="string">
            <text:p text:style-name="P3"><text:change-start text:change-id="ct115099176"/>_("Total incl. VAT")<text:change-end text:change-id="ct115099176"/></text:p>
          </table:table-cell>
          <table:table-cell office:value-type="string">
            <text:p text:style-name="P3"><text:change-start text:change-id="ct115302552"/>self.total_incl<text:change-end text:change-id="ct115302552"/></text:p>
          </table:table-cell>
        </table:table-row>
      </table:table>
      <text:p text:style-name="P3"/>
      <text:p text:style-name="Standard"><text:change-start text:change-id="ct115302656"/>_("Date of payment")<text:change-end text:change-id="ct115302656"/> : <text:change-start text:change-id="ct115339272"/>dtos(self.due_date)<text:change-end text:change-id="ct115339272"/></text:p>
      <text:p text:style-name="Standard"/>
      <text:p text:style-name="Standard">Payment terms: <text:change-start text:change-id="ct115339376"/>self.payment_term<text:change-end text:change-id="ct115339376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8-16T12:56:05.75</meta:creation-date>
    <dc:date>2012-09-22T01:33:19.12</dc:date>
    <dc:creator>Luc Saffre</dc:creator>
    <meta:editing-duration>PT4H24M47S</meta:editing-duration>
    <meta:editing-cycles>14</meta:editing-cycles>
    <meta:generator>LibreOffice/3.4$Win32 LibreOffice_project/340m1$Build-402</meta:generator>
    <meta:document-statistic meta:table-count="2" meta:image-count="0" meta:object-count="0" meta:page-count="1" meta:paragraph-count="20" meta:word-count="34" meta:character-count="327" meta:non-whitespace-character-count="314"/>
  </office:meta>
</office:document-meta>
</file>